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Wrapper.setStatus( int status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ponseWrapper.getOutput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ponseWrapper.populate( HttpServletResponse response , ResponseData resp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ponseWrapper.sendError( int status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Wrapper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ponseWrapper.resetBuff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ponseWrapper.sendError( int statusCode , String reas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Wrapper.ResponseWrapper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Wrapper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ge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getOut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ponseWrapper.get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nalServletStream.InternalServletStream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Servle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